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2.755cm"/>
    </style:style>
    <style:style style:name="Tabelle1.B" style:family="table-column">
      <style:table-column-properties style:column-width="1.933cm"/>
    </style:style>
    <style:style style:name="Tabelle1.C" style:family="table-column">
      <style:table-column-properties style:column-width="3.905cm"/>
    </style:style>
    <style:style style:name="Tabelle1.D" style:family="table-column">
      <style:table-column-properties style:column-width="3.925cm"/>
    </style:style>
    <style:style style:name="Tabelle1.E" style:family="table-column">
      <style:table-column-properties style:column-width="4.482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1">
      <style:paragraph-properties fo:margin-top="0cm" fo:margin-bottom="0cm"/>
    </style:style>
    <style:style style:name="P21" style:family="paragraph" style:parent-style-name="Text_20_body" style:list-style-name="L2">
      <style:paragraph-properties fo:margin-top="0cm" fo:margin-bottom="0cm"/>
    </style:style>
    <style:style style:name="P22" style:family="paragraph" style:parent-style-name="Text_20_body" style:list-style-name="L3">
      <style:paragraph-properties fo:margin-top="0cm" fo:margin-bottom="0cm"/>
    </style:style>
    <style:style style:name="P23" style:family="paragraph" style:parent-style-name="Text_20_body" style:list-style-name="L4">
      <style:paragraph-properties fo:margin-top="0cm" fo:margin-bottom="0cm"/>
    </style:style>
    <style:style style:name="P24" style:family="paragraph" style:parent-style-name="Text_20_body" style:list-style-name="L5">
      <style:paragraph-properties fo:margin-top="0cm" fo:margin-bottom="0cm"/>
    </style:style>
    <style:style style:name="P25" style:family="paragraph" style:parent-style-name="Text_20_body" style:list-style-name="L6">
      <style:paragraph-properties fo:margin-top="0cm" fo:margin-bottom="0cm"/>
    </style:style>
    <style:style style:name="P26" style:family="paragraph" style:parent-style-name="Text_20_body" style:list-style-name="L7">
      <style:paragraph-properties fo:margin-top="0cm" fo:margin-bottom="0cm"/>
    </style:style>
    <style:style style:name="P27" style:family="paragraph" style:parent-style-name="Text_20_body" style:list-style-name="L8">
      <style:paragraph-properties fo:margin-top="0cm" fo:margin-bottom="0cm"/>
    </style:style>
    <style:style style:name="P28" style:family="paragraph" style:parent-style-name="Text_20_body" style:list-style-name="L9">
      <style:paragraph-properties fo:margin-top="0cm" fo:margin-bottom="0cm"/>
    </style:style>
    <style:style style:name="P29" style:family="paragraph" style:parent-style-name="Text_20_body" style:list-style-name="L10">
      <style:paragraph-properties fo:margin-top="0cm" fo:margin-bottom="0cm"/>
    </style:style>
    <style:style style:name="P30" style:family="paragraph" style:parent-style-name="Text_20_body" style:list-style-name="L11">
      <style:paragraph-properties fo:margin-top="0cm" fo:margin-bottom="0cm"/>
    </style:style>
    <style:style style:name="P31" style:family="paragraph" style:parent-style-name="Text_20_body" style:list-style-name="L12">
      <style:paragraph-properties fo:margin-top="0cm" fo:margin-bottom="0cm"/>
    </style:style>
    <style:style style:name="P32" style:family="paragraph" style:parent-style-name="Text_20_body" style:list-style-name="L14">
      <style:paragraph-properties fo:margin-top="0cm" fo:margin-bottom="0cm"/>
    </style:style>
    <style:style style:name="P33" style:family="paragraph" style:parent-style-name="Text_20_body" style:list-style-name="L15">
      <style:paragraph-properties fo:margin-top="0cm" fo:margin-bottom="0cm"/>
    </style:style>
    <style:style style:name="P34" style:family="paragraph" style:parent-style-name="Text_20_body" style:list-style-name="L16">
      <style:paragraph-properties fo:margin-top="0cm" fo:margin-bottom="0cm"/>
    </style:style>
    <style:style style:name="P35" style:family="paragraph" style:parent-style-name="Text_20_body" style:list-style-name="L17">
      <style:paragraph-properties fo:margin-top="0cm" fo:margin-bottom="0cm"/>
    </style:style>
    <style:style style:name="P36" style:family="paragraph" style:parent-style-name="Text_20_body" style:list-style-name="L18">
      <style:paragraph-properties fo:margin-top="0cm" fo:margin-bottom="0cm"/>
    </style:style>
    <style:style style:name="P37" style:family="paragraph" style:parent-style-name="Text_20_body" style:list-style-name="L19">
      <style:paragraph-properties fo:margin-top="0cm" fo:margin-bottom="0cm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1. Basic Identity</text:h>
      <text:p text:style-name="Text_20_body"><text:span text:style-name="Strong_20_Emphasis">Name:</text:span> Ridge Skarne<text:line-break/><text:span text:style-name="Strong_20_Emphasis">Also known as:</text:span> Landshark<text:line-break/><text:line-break/><text:span text:style-name="Strong_20_Emphasis">In other languages:</text:span><text:line-break/>es: Falcífero de las crestas<text:line-break/>fr: Falcifère des crêtes<text:line-break/>it: Falcifero delle creste<text:line-break/>de: Kammscharne <text:line-break/><text:line-break/><text:span text:style-name="Strong_20_Emphasis">Scientific Name:</text:span> <text:span text:style-name="Emphasis">Terrapiscis falcarius</text:span></text:p>
      <text:p text:style-name="Text_20_body"><text:span text:style-name="Strong_20_Emphasis">Etymology:</text:span></text:p>
      <text:p text:style-name="Text_20_body"><text:span text:style-name="Strong_20_Emphasis"><text:span text:style-name="Emphasis"><text:span text:style-name="T1">Skarne</text:span></text:span></text:span><text:span text:style-name="Strong_20_Emphasis"><text:span text:style-name="T1"> derives from a Proto-Germanic/Norse root, likely related to </text:span></text:span><text:span text:style-name="Strong_20_Emphasis"><text:span text:style-name="Emphasis"><text:span text:style-name="T1">skarn / skar / skera</text:span></text:span></text:span><text:span text:style-name="Strong_20_Emphasis"><text:span text:style-name="T1"> (to cut, tear, or wound), referencing the species’ scythe-like forelimbs and cutting attack style. The suffix </text:span></text:span><text:span text:style-name="Strong_20_Emphasis"><text:span text:style-name="Emphasis"><text:span text:style-name="T1">-e</text:span></text:span></text:span><text:span text:style-name="Strong_20_Emphasis"><text:span text:style-name="T1"> reflects later linguistic smoothing into a standardized common name form. </text:span></text:span><text:line-break/><text:span text:style-name="Emphasis">Terra</text:span> (land) + <text:span text:style-name="Emphasis">piscis</text:span> (fish) → “land fish”<text:line-break/><text:span text:style-name="Emphasis">Falcarius</text:span> (scythe-bearing) → refers to the bladed forelimbs</text:p>
      <text:p text:style-name="Text_20_body"><text:span text:style-name="Strong_20_Emphasis">Kingdom:</text:span> Animalia<text:line-break/><text:span text:style-name="Strong_20_Emphasis">Phylum:</text:span> Chordata<text:line-break/><text:span text:style-name="Strong_20_Emphasis">Class:</text:span> Chondromorpha <text:span text:style-name="Emphasis">(cartilaginous-derived terrestrial vertebrates)</text:span><text:line-break/><text:span text:style-name="Strong_20_Emphasis">Order:</text:span> Terrapisciformes <text:span text:style-name="Emphasis">(land-adapted shark analogues)</text:span><text:line-break/><text:span text:style-name="Strong_20_Emphasis">Family:</text:span> Falcariidae <text:span text:style-name="Emphasis">(blade-limbed pursuit predators)</text:span></text:p>
      <text:p text:style-name="Text_20_body"><text:span text:style-name="Strong_20_Emphasis">Type:</text:span> Carnivore<text:line-break/><text:span text:style-name="Strong_20_Emphasis">Role:</text:span> Apex pursuit predator (precision hunter)</text:p>
      <text:p text:style-name="Horizontal_20_Line"/>
      <text:h text:style-name="Heading_20_2" text:outline-level="2">2. Size &amp; Build</text:h>
      <text:p text:style-name="Text_20_body"><text:span text:style-name="Strong_20_Emphasis">Height (upright):</text:span><text:line-break/>2.8–3.2 m <text:span text:style-name="Emphasis">(male: 2.5–2.9 m)</text:span></text:p>
      <text:p text:style-name="Text_20_body"><text:span text:style-name="Strong_20_Emphasis">Height (combat stance):</text:span><text:line-break/>~2.1–2.4 m <text:span text:style-name="Emphasis">(male: ~1.9–2.2 m)</text:span></text:p>
      <text:p text:style-name="Text_20_body"><text:span text:style-name="Strong_20_Emphasis">Length (total):</text:span><text:line-break/>5.5–6.2 m <text:span text:style-name="Emphasis">(male: 5.0–5.6 m)</text:span></text:p>
      <text:p text:style-name="Text_20_body"><text:span text:style-name="Strong_20_Emphasis">Weight:</text:span><text:line-break/>650–950 kg <text:span text:style-name="Emphasis">(male: 520–780 kg)</text:span></text:p>
      <text:p text:style-name="Text_20_body"><text:span text:style-name="Strong_20_Emphasis">Body Type:</text:span><text:line-break/>Slim, streamlined predator<text:line-break/>Narrow torso, thin but strong neck<text:line-break/>Long limbs with elastic, efficient musculature<text:line-break/>Reduced bulk → optimized for speed</text:p>
      <text:p text:style-name="Text_20_body"><text:span text:style-name="Strong_20_Emphasis">Posture:</text:span><text:line-break/>Fully bipedal<text:line-break/>Forward-leaning, low-drag stance</text:p>
      <text:p text:style-name="Horizontal_20_Line"/>
      <text:h text:style-name="Heading_20_2" text:outline-level="2"><text:soft-page-break/>3. Growth, Reproduction &amp; Life Cycle</text:h>
      <text:h text:style-name="Heading_20_3" text:outline-level="3">Life Stages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header-rows>
          <table:table-row>
            <table:table-cell table:style-name="Tabelle1.A1" office:value-type="string">
              <text:p text:style-name="Table_20_Heading">Stage</text:p>
            </table:table-cell>
            <table:table-cell table:style-name="Tabelle1.A1" office:value-type="string">
              <text:p text:style-name="Table_20_Heading">Age Range</text:p>
            </table:table-cell>
            <table:table-cell table:style-name="Tabelle1.A1" office:value-type="string">
              <text:p text:style-name="Table_20_Heading">Height</text:p>
            </table:table-cell>
            <table:table-cell table:style-name="Tabelle1.A1" office:value-type="string">
              <text:p text:style-name="Table_20_Heading">Length</text:p>
            </table:table-cell>
            <table:table-cell table:style-name="Tabelle1.A1" office:value-type="string">
              <text:p text:style-name="Table_20_Heading">Weight</text:p>
            </table:table-cell>
          </table:table-row>
        </table:table-header-rows>
        <table:table-row>
          <table:table-cell table:style-name="Tabelle1.A1" office:value-type="string">
            <text:p text:style-name="Table_20_Contents">Hatchling</text:p>
          </table:table-cell>
          <table:table-cell table:style-name="Tabelle1.A1" office:value-type="string">
            <text:p text:style-name="Table_20_Contents">0–1 y</text:p>
          </table:table-cell>
          <table:table-cell table:style-name="Tabelle1.A1" office:value-type="string">
            <text:p text:style-name="Table_20_Contents">0.4–0.6 m</text:p>
          </table:table-cell>
          <table:table-cell table:style-name="Tabelle1.A1" office:value-type="string">
            <text:p text:style-name="Table_20_Contents">1.0–1.4 m</text:p>
          </table:table-cell>
          <table:table-cell table:style-name="Tabelle1.A1" office:value-type="string">
            <text:p text:style-name="Table_20_Contents">8–18 kg</text:p>
          </table:table-cell>
        </table:table-row>
        <table:table-row>
          <table:table-cell table:style-name="Tabelle1.A1" office:value-type="string">
            <text:p text:style-name="Table_20_Contents">Juvenile</text:p>
          </table:table-cell>
          <table:table-cell table:style-name="Tabelle1.A1" office:value-type="string">
            <text:p text:style-name="Table_20_Contents">1–4 y</text:p>
          </table:table-cell>
          <table:table-cell table:style-name="Tabelle1.A1" office:value-type="string">
            <text:p text:style-name="Table_20_Contents">0.8–1.4 m</text:p>
          </table:table-cell>
          <table:table-cell table:style-name="Tabelle1.A1" office:value-type="string">
            <text:p text:style-name="Table_20_Contents">1.8–3.0 m</text:p>
          </table:table-cell>
          <table:table-cell table:style-name="Tabelle1.A1" office:value-type="string">
            <text:p text:style-name="Table_20_Contents">35–130 kg</text:p>
          </table:table-cell>
        </table:table-row>
        <table:table-row>
          <table:table-cell table:style-name="Tabelle1.A1" office:value-type="string">
            <text:p text:style-name="Table_20_Contents">Subadult</text:p>
          </table:table-cell>
          <table:table-cell table:style-name="Tabelle1.A1" office:value-type="string">
            <text:p text:style-name="Table_20_Contents">4–8 y</text:p>
          </table:table-cell>
          <table:table-cell table:style-name="Tabelle1.A1" office:value-type="string">
            <text:p text:style-name="Table_20_Contents">1.6–2.3 m</text:p>
          </table:table-cell>
          <table:table-cell table:style-name="Tabelle1.A1" office:value-type="string">
            <text:p text:style-name="Table_20_Contents">3.4–4.8 m</text:p>
          </table:table-cell>
          <table:table-cell table:style-name="Tabelle1.A1" office:value-type="string">
            <text:p text:style-name="Table_20_Contents">200–520 kg</text:p>
          </table:table-cell>
        </table:table-row>
        <table:table-row>
          <table:table-cell table:style-name="Tabelle1.A1" office:value-type="string">
            <text:p text:style-name="Table_20_Contents">Young Adult</text:p>
          </table:table-cell>
          <table:table-cell table:style-name="Tabelle1.A1" office:value-type="string">
            <text:p text:style-name="Table_20_Contents">8–12 y</text:p>
          </table:table-cell>
          <table:table-cell table:style-name="Tabelle1.A1" office:value-type="string">
            <text:p text:style-name="Table_20_Contents">2.3–2.8 m (male: 2.1–2.5 m)</text:p>
          </table:table-cell>
          <table:table-cell table:style-name="Tabelle1.A1" office:value-type="string">
            <text:p text:style-name="Table_20_Contents">4.8–5.5 m (male: 4.4–5.0 m)</text:p>
          </table:table-cell>
          <table:table-cell table:style-name="Tabelle1.A1" office:value-type="string">
            <text:p text:style-name="Table_20_Contents">500–820 kg (male: 420–650 kg)</text:p>
          </table:table-cell>
        </table:table-row>
        <table:table-row>
          <table:table-cell table:style-name="Tabelle1.A1" office:value-type="string">
            <text:p text:style-name="Table_20_Contents">Prime Adult</text:p>
          </table:table-cell>
          <table:table-cell table:style-name="Tabelle1.A1" office:value-type="string">
            <text:p text:style-name="Table_20_Contents">12–25 y</text:p>
          </table:table-cell>
          <table:table-cell table:style-name="Tabelle1.A1" office:value-type="string">
            <text:p text:style-name="Table_20_Contents">2.8–3.2 m (male: 2.5–2.9 m)</text:p>
          </table:table-cell>
          <table:table-cell table:style-name="Tabelle1.A1" office:value-type="string">
            <text:p text:style-name="Table_20_Contents">5.5–6.2 m (male: 5.0–5.6 m)</text:p>
          </table:table-cell>
          <table:table-cell table:style-name="Tabelle1.A1" office:value-type="string">
            <text:p text:style-name="Table_20_Contents">650–950 kg (male: 520–780 kg)</text:p>
          </table:table-cell>
        </table:table-row>
        <table:table-row>
          <table:table-cell table:style-name="Tabelle1.A1" office:value-type="string">
            <text:p text:style-name="Table_20_Contents">Late Adult</text:p>
          </table:table-cell>
          <table:table-cell table:style-name="Tabelle1.A1" office:value-type="string">
            <text:p text:style-name="Table_20_Contents">25–40 y</text:p>
          </table:table-cell>
          <table:table-cell table:style-name="Tabelle1.A1" office:value-type="string">
            <text:p text:style-name="Table_20_Contents">2.7–3.1 m (male: 2.4–2.8 m)</text:p>
          </table:table-cell>
          <table:table-cell table:style-name="Tabelle1.A1" office:value-type="string">
            <text:p text:style-name="Table_20_Contents">5.4–6.0 m (male: 4.9–5.5 m)</text:p>
          </table:table-cell>
          <table:table-cell table:style-name="Tabelle1.A1" office:value-type="string">
            <text:p text:style-name="Table_20_Contents">600–900 kg (male: 480–740 kg)</text:p>
          </table:table-cell>
        </table:table-row>
        <table:table-row>
          <table:table-cell table:style-name="Tabelle1.A1" office:value-type="string">
            <text:p text:style-name="Table_20_Contents">Old / Legendary</text:p>
          </table:table-cell>
          <table:table-cell table:style-name="Tabelle1.A1" office:value-type="string">
            <text:p text:style-name="Table_20_Contents">40–50 y</text:p>
          </table:table-cell>
          <table:table-cell table:style-name="Tabelle1.A1" office:value-type="string">
            <text:p text:style-name="Table_20_Contents">2.5–3.0 m (male: 2.2–2.7 m)</text:p>
          </table:table-cell>
          <table:table-cell table:style-name="Tabelle1.A1" office:value-type="string">
            <text:p text:style-name="Table_20_Contents">5.1–5.8 m (male: 4.7–5.3 m)</text:p>
          </table:table-cell>
          <table:table-cell table:style-name="Tabelle1.A1" office:value-type="string">
            <text:p text:style-name="Table_20_Contents">500–800 kg (male: 400–650 kg)</text:p>
          </table:table-cell>
        </table:table-row>
      </table:table>
      <text:h text:style-name="Heading_20_3" text:outline-level="3">Reproductive Traits:</text:h>
      <text:list xml:id="list139577490830515657" text:style-name="L19">
        <text:list-item>
          <text:p text:style-name="P37">Sexual maturity: ~8–12 years </text:p>
        </text:list-item>
        <text:list-item>
          <text:p text:style-name="P37">Peak reproductive output: ~12–25 years </text:p>
        </text:list-item>
        <text:list-item>
          <text:p text:style-name="P37">Females remain larger and heavier on average </text:p>
        </text:list-item>
        <text:list-item>
          <text:p text:style-name="P19">Older individuals become less explosive and less enduring, even if still dangerous due to experience</text:p>
        </text:list-item>
      </text:list>
      <text:h text:style-name="Heading_20_1" text:outline-level="1">4. Environment, Distribution &amp; Population</text:h>
      <text:p text:style-name="Text_20_body"><text:span text:style-name="Strong_20_Emphasis"/></text:p>
      <text:p text:style-name="Text_20_body"><text:span text:style-name="Strong_20_Emphasis">Habitat:</text:span><text:line-break/>Mountain ranges, rocky highlands, alpine forests, steep valleys<text:line-break/>Mountain–canyon transition zones and escarpment systems</text:p>
      <text:p text:style-name="Text_20_body"><text:span text:style-name="Strong_20_Emphasis">Terrain Preference:</text:span><text:line-break/>Cliffs<text:line-break/>Ridges<text:line-break/>Scree slopes<text:line-break/>Uneven ground<text:line-break/>Canyon systems and escarpments</text:p>
      <text:p text:style-name="Text_20_body"><text:span text:style-name="Strong_20_Emphasis">Geographic Range:</text:span><text:line-break/>Core Range (primary population zone):</text:p>
      <text:list xml:id="list2320229873909867850" text:style-name="L1">
        <text:list-item>
          <text:p text:style-name="P20">Central–southern Rocky Mountains </text:p>
        </text:list-item>
        <text:list-item>
          <text:p text:style-name="P20">Includes: </text:p>
          <text:list>
            <text:list-item>
              <text:p text:style-name="P20">Front Range </text:p>
            </text:list-item>
            <text:list-item>
              <text:p text:style-name="P20">Wind River Range </text:p>
            </text:list-item>
            <text:list-item>
              <text:p text:style-name="P20">San Juan Mountains </text:p>
            </text:list-item>
            <text:list-item>
              <text:p text:style-name="P1">Sangre de Cristo Mountains </text:p>
            </text:list-item>
          </text:list>
        </text:list-item>
      </text:list>
      <text:p text:style-name="Text_20_body">Secondary Range (lower density extension):</text:p>
      <text:list xml:id="list6652306914752387105" text:style-name="L2">
        <text:list-item>
          <text:p text:style-name="P21"><text:soft-page-break/>Colorado Plateau </text:p>
        </text:list-item>
        <text:list-item>
          <text:p text:style-name="P21">Mogollon Rim </text:p>
        </text:list-item>
        <text:list-item>
          <text:p text:style-name="P21">Canyonlands and desert mountain systems of: </text:p>
          <text:list>
            <text:list-item>
              <text:p text:style-name="P21">Utah </text:p>
            </text:list-item>
            <text:list-item>
              <text:p text:style-name="P21">Arizona </text:p>
            </text:list-item>
            <text:list-item>
              <text:p text:style-name="P2">New Mexico </text:p>
            </text:list-item>
          </text:list>
        </text:list-item>
      </text:list>
      <text:p text:style-name="Text_20_body">Southern Extension (fragmented populations):</text:p>
      <text:list xml:id="list6795997838403811660" text:style-name="L3">
        <text:list-item>
          <text:p text:style-name="P22">Northern Sierra Madre Occidental </text:p>
        </text:list-item>
        <text:list-item>
          <text:p text:style-name="P3">Isolated high-relief desert mountain ranges and escarpments </text:p>
        </text:list-item>
      </text:list>
      <text:p text:style-name="Text_20_body">Range Characteristics:</text:p>
      <text:list xml:id="list4926994985651410043" text:style-name="L4">
        <text:list-item>
          <text:p text:style-name="P23">Terrain-dependent distribution (follows broken landscapes, not latitude) </text:p>
        </text:list-item>
        <text:list-item>
          <text:p text:style-name="P23">Continuous along ridge systems and mountain corridors </text:p>
        </text:list-item>
        <text:list-item>
          <text:p text:style-name="P23">Fragmented in desert and peripheral regions </text:p>
        </text:list-item>
        <text:list-item>
          <text:p text:style-name="P4">Absent in flat plains and dense lowland forests </text:p>
        </text:list-item>
      </text:list>
      <text:p text:style-name="Text_20_body"><text:span text:style-name="Strong_20_Emphasis">Estimated Effective Range Size:</text:span><text:line-break/>~390,000–466,000 km²</text:p>
      <text:p text:style-name="Text_20_body"><text:span text:style-name="Strong_20_Emphasis">Population Density:</text:span><text:line-break/>~1 individual per 80–150 km²</text:p>
      <text:p text:style-name="Text_20_body"><text:span text:style-name="Strong_20_Emphasis">Climate Tolerance:</text:span><text:line-break/>−15°C to 30°C<text:line-break/>Optimal performance in moderate, mid-elevation climates<text:line-break/>High metabolism supports cold resilience<text:line-break/>Avoids extreme cold zones and persistent deep snow</text:p>
      <text:p text:style-name="Horizontal_20_Line"/>
      <text:h text:style-name="Heading_20_2" text:outline-level="2">5. Movement &amp; Activity</text:h>
      <text:p text:style-name="Text_20_body"><text:span text:style-name="Strong_20_Emphasis">Activity Pattern:</text:span><text:line-break/>Primarily crepuscular<text:line-break/>Nocturnal under pressure<text:line-break/>More diurnal in colder climates</text:p>
      <text:p text:style-name="Horizontal_20_Line"/>
      <text:h text:style-name="Heading_20_3" text:outline-level="3"><text:span text:style-name="Strong_20_Emphasis">Movement &amp; Performance</text:span></text:h>
      <text:p text:style-name="Text_20_body"><text:span text:style-name="Strong_20_Emphasis">Top Speed:</text:span><text:line-break/>55–65 km/h</text:p>
      <text:p text:style-name="Text_20_body"><text:span text:style-name="Strong_20_Emphasis">Acceleration:</text:span><text:line-break/>0 → 40 km/h in ~3 seconds</text:p>
      <text:p text:style-name="Text_20_body"><text:span text:style-name="Strong_20_Emphasis">Endurance:</text:span><text:line-break/>25–30 km/h sustained for 10–15 minutes</text:p>
      <text:p text:style-name="Text_20_body"><text:span text:style-name="Strong_20_Emphasis">Mobility Style:</text:span><text:line-break/>Long-stride runner<text:line-break/>4–6 m forward leap, 2–3 m vertical<text:line-break/>Extreme stability on uneven terrain<text:line-break/>Vestigial arm fins assist balance and steering</text:p>
      <text:p text:style-name="Horizontal_20_Line"><text:soft-page-break/></text:p>
      <text:h text:style-name="Heading_20_2" text:outline-level="2">6. Feeding Ecology</text:h>
      <text:p text:style-name="Text_20_body"><text:span text:style-name="Strong_20_Emphasis">Diet:</text:span><text:line-break/>~85% large prey (80–800 kg)<text:line-break/>~10% small animals<text:line-break/>~5% scavenging</text:p>
      <text:p text:style-name="Text_20_body"><text:span text:style-name="Strong_20_Emphasis">Feeding Behavior:</text:span><text:line-break/>Prefers fresh kills<text:line-break/>Feeds starting at abdomen/organs<text:line-break/>Rarely caches food<text:line-break/>May abandon kills under threat</text:p>
      <text:p text:style-name="Horizontal_20_Line"/>
      <text:h text:style-name="Heading_20_2" text:outline-level="2">7. Behavior &amp; Social Structure</text:h>
      <text:p text:style-name="Text_20_body"><text:span text:style-name="Strong_20_Emphasis">Temperament:</text:span><text:line-break/>Highly aggressive<text:line-break/>Highly territorial</text:p>
      <text:p text:style-name="Text_20_body"><text:span text:style-name="Strong_20_Emphasis">Social Structure:</text:span><text:line-break/>Solitary</text:p>
      <text:p text:style-name="Horizontal_20_Line"/>
      <text:h text:style-name="Heading_20_3" text:outline-level="3"><text:span text:style-name="Strong_20_Emphasis">Territorial Behavior</text:span></text:h>
      <text:p text:style-name="Text_20_body">Territory size: 50–120 km²</text:p>
      <text:p text:style-name="Text_20_body">Marking:</text:p>
      <text:list xml:id="list3180652694606567162" text:style-name="L5">
        <text:list-item>
          <text:p text:style-name="P24">Ground scoring </text:p>
        </text:list-item>
        <text:list-item>
          <text:p text:style-name="P24">Scent traces </text:p>
        </text:list-item>
        <text:list-item>
          <text:p text:style-name="P5">Vibrational signaling </text:p>
        </text:list-item>
      </text:list>
      <text:p text:style-name="Text_20_body">Intruders:</text:p>
      <text:list xml:id="list636986226078891505" text:style-name="L6">
        <text:list-item>
          <text:p text:style-name="P25">Avoided if weak </text:p>
        </text:list-item>
        <text:list-item>
          <text:p text:style-name="P6">Attacked if persistent </text:p>
        </text:list-item>
      </text:list>
      <text:p text:style-name="Horizontal_20_Line"/>
      <text:h text:style-name="Heading_20_3" text:outline-level="3"><text:span text:style-name="Strong_20_Emphasis">Communication</text:span></text:h>
      <text:p text:style-name="Text_20_body">Low-frequency ground vibrations<text:line-break/>Body posture and fin display<text:line-break/>Occasional deep rumbles</text:p>
      <text:p text:style-name="Horizontal_20_Line"/>
      <text:h text:style-name="Heading_20_3" text:outline-level="3"><text:span text:style-name="Strong_20_Emphasis">Intraspecies Combat</text:span></text:h>
      <text:p text:style-name="Text_20_body">Occurs over territory and mating</text:p>
      <text:p text:style-name="Text_20_body"><text:soft-page-break/>Characteristics:</text:p>
      <text:list xml:id="list6144810816659580060" text:style-name="L7">
        <text:list-item>
          <text:p text:style-name="P26">Highly aggressive but controlled </text:p>
        </text:list-item>
        <text:list-item>
          <text:p text:style-name="P7">Intimidation precedes engagement </text:p>
        </text:list-item>
      </text:list>
      <text:p text:style-name="Text_20_body">Tactics:</text:p>
      <text:list xml:id="list1555885687581808288" text:style-name="L8">
        <text:list-item>
          <text:p text:style-name="P27">Circling and display </text:p>
        </text:list-item>
        <text:list-item>
          <text:p text:style-name="P8">Downward scythe feints and limb-targeting strikes </text:p>
        </text:list-item>
      </text:list>
      <text:p text:style-name="Text_20_body">Females typically dominate due to larger size</text:p>
      <text:p text:style-name="Horizontal_20_Line"/>
      <text:h text:style-name="Heading_20_2" text:outline-level="2">8. Hunting Strategy</text:h>
      <text:p text:style-name="Text_20_body"><text:span text:style-name="Strong_20_Emphasis">Style:</text:span><text:line-break/>Terrain-based pursuit predator</text:p>
      <text:p text:style-name="Text_20_body"><text:span text:style-name="Strong_20_Emphasis">Attack Sequence:</text:span></text:p>
      <text:list xml:id="list2622622244046101788" text:style-name="L9">
        <text:list-item>
          <text:p text:style-name="P28">Detection </text:p>
        </text:list-item>
        <text:list-item>
          <text:p text:style-name="P28">Shadowing </text:p>
        </text:list-item>
        <text:list-item>
          <text:p text:style-name="P28">Initiation </text:p>
        </text:list-item>
        <text:list-item>
          <text:p text:style-name="P28">First Strike </text:p>
        </text:list-item>
        <text:list-item>
          <text:p text:style-name="P28">Control </text:p>
        </text:list-item>
        <text:list-item>
          <text:p text:style-name="P28">Chase </text:p>
        </text:list-item>
        <text:list-item>
          <text:p text:style-name="P9">Kill </text:p>
        </text:list-item>
      </text:list>
      <text:p text:style-name="Horizontal_20_Line"/>
      <text:h text:style-name="Heading_20_2" text:outline-level="2">9. Sensory Systems</text:h>
      <text:p text:style-name="Text_20_body"><text:span text:style-name="Strong_20_Emphasis">Electroreception:</text:span><text:line-break/>Detects muscle activity and heartbeats at close range</text:p>
      <text:p text:style-name="Text_20_body"><text:span text:style-name="Strong_20_Emphasis">Vibration Detection:</text:span><text:line-break/>Highly sensitive to ground movement over long distances</text:p>
      <text:p text:style-name="Text_20_body"><text:span text:style-name="Strong_20_Emphasis">Vision:</text:span><text:line-break/>Forward-facing, depth-optimized<text:line-break/>Moderate low-light capability</text:p>
      <text:p text:style-name="Text_20_body"><text:span text:style-name="Strong_20_Emphasis">Hearing:</text:span><text:line-break/>Specialized for low-frequency detection</text:p>
      <text:p text:style-name="Horizontal_20_Line"/>
      <text:h text:style-name="Heading_20_2" text:outline-level="2">10. Weaponry &amp; Bite Mechanics</text:h>
      <text:h text:style-name="Heading_20_3" text:outline-level="3"><text:span text:style-name="Strong_20_Emphasis">Primary Weapons</text:span></text:h>
      <text:p text:style-name="Text_20_body">Scythe-like forelimbs (80–120 cm)</text:p>
      <text:list xml:id="list5775313387391314003" text:style-name="L10">
        <text:list-item>
          <text:p text:style-name="P29">Blade orientation: <text:span text:style-name="Strong_20_Emphasis">downward-facing</text:span> </text:p>
        </text:list-item>
        <text:list-item>
          <text:p text:style-name="P29">Function: hooking, cleaving, tendon severing </text:p>
        </text:list-item>
        <text:list-item>
          <text:p text:style-name="P10">Strike profile: high-speed downward slashes and lateral hooks </text:p>
        </text:list-item>
      </text:list>
      <text:p text:style-name="Horizontal_20_Line"><text:soft-page-break/></text:p>
      <text:h text:style-name="Heading_20_3" text:outline-level="3"><text:span text:style-name="Strong_20_Emphasis">Secondary Weapons</text:span></text:h>
      <text:p text:style-name="Text_20_body">Bite force: 12,000–16,000 N</text:p>
      <text:p text:style-name="Horizontal_20_Line"/>
      <text:h text:style-name="Heading_20_3" text:outline-level="3"><text:span text:style-name="Strong_20_Emphasis">Bite Mechanics</text:span></text:h>
      <text:p text:style-name="Text_20_body">Wide gape<text:line-break/>Designed for grip-and-tear</text:p>
      <text:p text:style-name="Text_20_body">Serrated teeth:</text:p>
      <text:list xml:id="list2075569037119758891" text:style-name="L11">
        <text:list-item>
          <text:p text:style-name="P30">Replaceable </text:p>
        </text:list-item>
        <text:list-item>
          <text:p text:style-name="P11">Flesh-slicing optimized </text:p>
        </text:list-item>
      </text:list>
      <text:p text:style-name="Horizontal_20_Line"/>
      <text:h text:style-name="Heading_20_2" text:outline-level="2">11. Defense, Injury &amp; Healing</text:h>
      <text:p text:style-name="Text_20_body"><text:span text:style-name="Strong_20_Emphasis">Armor Level:</text:span><text:line-break/>Medium (placoid scales)</text:p>
      <text:p text:style-name="Text_20_body"><text:span text:style-name="Strong_20_Emphasis">Evasion:</text:span><text:line-break/>Medium–high</text:p>
      <text:p text:style-name="Text_20_body"><text:span text:style-name="Strong_20_Emphasis">Special Defenses:</text:span><text:line-break/>Directional skin reduces slashing effectiveness<text:line-break/>High pain tolerance</text:p>
      <text:p text:style-name="Text_20_body"><text:span text:style-name="Strong_20_Emphasis">Limb Spikes:</text:span><text:line-break/>Two short, thick spikes per limb (upper arms and upper legs)</text:p>
      <text:list xml:id="list2577843202174115603" text:style-name="L12">
        <text:list-item>
          <text:p text:style-name="P31">Anti-grapple function </text:p>
        </text:list-item>
        <text:list-item>
          <text:p text:style-name="P12">Inflict contact damage during close combat </text:p>
        </text:list-item>
      </text:list>
      <text:p text:style-name="Horizontal_20_Line"/>
      <text:h text:style-name="Heading_20_3" text:outline-level="3"><text:span text:style-name="Strong_20_Emphasis">Injury &amp; Healing</text:span></text:h>
      <text:p text:style-name="Text_20_body">Rapid clotting<text:line-break/>Moderate regeneration<text:line-break/>High infection resistance</text:p>
      <text:p text:style-name="Text_20_body">Severe limb damage:</text:p>
      <text:list xml:id="list1021248644023857463" text:style-name="L13">
        <text:list-item>
          <text:p text:style-name="P13">Greatly reduces hunting success </text:p>
        </text:list-item>
      </text:list>
      <text:p text:style-name="Horizontal_20_Line"/>
      <text:h text:style-name="Heading_20_2" text:outline-level="2">12. Internal Anatomy</text:h>
      <text:p text:style-name="Text_20_body"><text:span text:style-name="Strong_20_Emphasis">Skeleton:</text:span><text:line-break/>Reinforced cartilage with partial ossification</text:p>
      <text:p text:style-name="Text_20_body"><text:span text:style-name="Strong_20_Emphasis">Musculature:</text:span><text:line-break/><text:soft-page-break/>Dense, especially in legs and forelimbs</text:p>
      <text:p text:style-name="Text_20_body"><text:span text:style-name="Strong_20_Emphasis">Cardiovascular System:</text:span><text:line-break/>High-output heart for burst + endurance</text:p>
      <text:p text:style-name="Text_20_body"><text:span text:style-name="Strong_20_Emphasis">Respiratory System:</text:span><text:line-break/>Efficient lungs adapted to low-oxygen environments</text:p>
      <text:p text:style-name="Horizontal_20_Line"/>
      <text:h text:style-name="Heading_20_2" text:outline-level="2">13. Body Features</text:h>
      <text:p text:style-name="Text_20_body"><text:span text:style-name="Strong_20_Emphasis">Tail:</text:span><text:line-break/>2–2.5 m, muscular, balance-focused</text:p>
      <text:p text:style-name="Horizontal_20_Line"/>
      <text:p text:style-name="Text_20_body"><text:span text:style-name="Strong_20_Emphasis">Limbs:</text:span><text:line-break/>Powerful legs for propulsion<text:line-break/>Arms specialized for weapon use<text:line-break/>Vestigial pectoral fins for stabilization</text:p>
      <text:p text:style-name="Horizontal_20_Line"/>
      <text:p text:style-name="Text_20_body"><text:span text:style-name="Strong_20_Emphasis">Head:</text:span><text:line-break/>Hammerhead-like lateral extensions (60–90 cm span)</text:p>
      <text:p text:style-name="Text_20_body">Functions:</text:p>
      <text:list xml:id="list4748462634452713015" text:style-name="L14">
        <text:list-item>
          <text:p text:style-name="P32">Houses electroreceptors </text:p>
        </text:list-item>
        <text:list-item>
          <text:p text:style-name="P32">Enhances directional sensing </text:p>
        </text:list-item>
        <text:list-item>
          <text:p text:style-name="P14">Improves spatial awareness during pursuit </text:p>
        </text:list-item>
      </text:list>
      <text:p text:style-name="Horizontal_20_Line"/>
      <text:p text:style-name="Text_20_body"><text:span text:style-name="Strong_20_Emphasis">Skin:</text:span><text:line-break/>Placoid scales<text:line-break/>Directional roughness<text:line-break/>Reinforced denticle zones<text:line-break/>Streamlined flanks for speed</text:p>
      <text:p text:style-name="Horizontal_20_Line"/>
      <text:p text:style-name="Text_20_body"><text:span text:style-name="Strong_20_Emphasis">Special Adaptations:</text:span><text:line-break/>Electroreception / vibration sensing<text:line-break/>Rear dorsal fin (vestigial) for stability/display</text:p>
      <text:p text:style-name="Horizontal_20_Line"/>
      <text:h text:style-name="Heading_20_2" text:outline-level="2">14. Ecology</text:h>
      <text:p text:style-name="Text_20_body"><text:span text:style-name="Strong_20_Emphasis">Ecological Role:</text:span><text:line-break/>Apex predator<text:line-break/>Controls herbivore populations<text:line-break/>Maintains ecosystem balance</text:p>
      <text:p text:style-name="Horizontal_20_Line"/>
      <text:p text:style-name="Text_20_body"><text:span text:style-name="Strong_20_Emphasis">Competition:</text:span><text:line-break/><text:soft-page-break/>Competes with large predators and scavengers<text:line-break/>Encounters are rare but intense</text:p>
      <text:p text:style-name="Horizontal_20_Line"/>
      <text:p text:style-name="Text_20_body"><text:span text:style-name="Strong_20_Emphasis">Threats:</text:span><text:line-break/>Adults: minimal natural threats<text:line-break/>Juveniles: vulnerable to predators</text:p>
      <text:p text:style-name="Text_20_body">Other risks:</text:p>
      <text:list xml:id="list7945212686030678278" text:style-name="L15">
        <text:list-item>
          <text:p text:style-name="P33">Starvation </text:p>
        </text:list-item>
        <text:list-item>
          <text:p text:style-name="P33">Injury </text:p>
        </text:list-item>
        <text:list-item>
          <text:p text:style-name="P15">Territorial conflict </text:p>
        </text:list-item>
      </text:list>
      <text:p text:style-name="Horizontal_20_Line"/>
      <text:h text:style-name="Heading_20_2" text:outline-level="2">15. Unique Mechanic</text:h>
      <text:p text:style-name="Text_20_body"><text:span text:style-name="Strong_20_Emphasis">“Terrain Hunter”</text:span></text:p>
      <text:p text:style-name="Text_20_body">Advantages:</text:p>
      <text:list xml:id="list4983744809402426619" text:style-name="L16">
        <text:list-item>
          <text:p text:style-name="P34">Increased downhill speed </text:p>
        </text:list-item>
        <text:list-item>
          <text:p text:style-name="P34">Superior slope maneuverability </text:p>
        </text:list-item>
        <text:list-item>
          <text:p text:style-name="P16">Elevated ambush angles </text:p>
        </text:list-item>
      </text:list>
      <text:p text:style-name="Text_20_body">Trade-offs:</text:p>
      <text:list xml:id="list7476535249878648642" text:style-name="L17">
        <text:list-item>
          <text:p text:style-name="P35">Reduced effectiveness on flat terrain </text:p>
        </text:list-item>
        <text:list-item>
          <text:p text:style-name="P17">Requires space to accelerate </text:p>
        </text:list-item>
      </text:list>
      <text:p text:style-name="Horizontal_20_Line"/>
      <text:h text:style-name="Heading_20_2" text:outline-level="2">16. Weaknesses</text:h>
      <text:list xml:id="list1064801786236037259" text:style-name="L18">
        <text:list-item>
          <text:p text:style-name="P36">Less effective in open plains </text:p>
        </text:list-item>
        <text:list-item>
          <text:p text:style-name="P36">Forelimbs vulnerable if restrained </text:p>
        </text:list-item>
        <text:list-item>
          <text:p text:style-name="P36">Requires momentum </text:p>
        </text:list-item>
        <text:list-item>
          <text:p text:style-name="P18">Wide turning radius at top speed</text:p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3-24T15:57:57.44</meta:creation-date>
    <dc:date>2026-03-25T00:00:10.15</dc:date>
    <meta:editing-duration>PT4H37M33S</meta:editing-duration>
    <meta:editing-cycles>8</meta:editing-cycles>
    <meta:generator>OpenOffice/4.1.15$Win32 OpenOffice.org_project/4115m2$Build-9813</meta:generator>
    <meta:document-statistic meta:table-count="1" meta:image-count="0" meta:object-count="0" meta:page-count="8" meta:paragraph-count="197" meta:word-count="1054" meta:character-count="7293"/>
  </office:meta>
</office:document-meta>
</file>